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October 11, 2021 (10:27: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02:27:17Z</meta:creation-date>
    <dc:date>2021-10-12T02:27:17Z</dc:date>
    <meta:user-defined meta:name="date" meta:value-type="string">October  11, 2021 (10:27: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